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2" svg:font-family="FreeSans" style:font-family-generic="swiss"/>
    <style:font-face style:name="Lohit Hindi" svg:font-family="'Lohit Hind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85cm"/>
    </style:style>
    <style:style style:name="Table1.B" style:family="table-column">
      <style:table-column-properties style:column-width="4.563cm"/>
    </style:style>
    <style:style style:name="Table1.C" style:family="table-column">
      <style:table-column-properties style:column-width="6.84cm"/>
    </style:style>
    <style:style style:name="Table1.D" style:family="table-column">
      <style:table-column-properties style:column-width="4.524cm"/>
    </style:style>
    <style:style style:name="Table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83ca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0.05pt solid #000000" fo:border-top="none" fo:border-bottom="0.05pt solid #000000"/>
    </style:style>
    <style:style style:name="Table2" style:family="table">
      <style:table-properties style:width="16.514cm" fo:margin-left="0cm" table:align="left"/>
    </style:style>
    <style:style style:name="Table2.A" style:family="table-column">
      <style:table-column-properties style:column-width="4.336cm"/>
    </style:style>
    <style:style style:name="Table2.B" style:family="table-column">
      <style:table-column-properties style:column-width="3.681cm"/>
    </style:style>
    <style:style style:name="Table2.C" style:family="table-column">
      <style:table-column-properties style:column-width="4.657cm"/>
    </style:style>
    <style:style style:name="Table2.D" style:family="table-column">
      <style:table-column-properties style:column-width="3.84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D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margin-left="0cm" fo:margin-right="0cm" fo:text-indent="0cm" style:auto-text-indent="false"/>
    </style:style>
    <style:style style:name="P3" style:family="paragraph" style:parent-style-name="Text_20_body" style:list-style-name="L1"/>
    <style:style style:name="P4" style:family="paragraph" style:parent-style-name="Text_20_body" style:list-style-name="L9"/>
    <style:style style:name="P5" style:family="paragraph" style:parent-style-name="Table_20_Contents" style:list-style-name="L2">
      <style:text-properties fo:font-weight="bold" style:font-weight-asian="bold" style:font-weight-complex="bold"/>
    </style:style>
    <style:style style:name="P6" style:family="paragraph" style:parent-style-name="Table_20_Contents" style:list-style-name="L3">
      <style:text-properties fo:font-weight="bold" style:font-weight-asian="bold" style:font-weight-complex="bold"/>
    </style:style>
    <style:style style:name="P7" style:family="paragraph" style:parent-style-name="Table_20_Contents" style:list-style-name="L4">
      <style:text-properties fo:font-weight="bold" style:font-weight-asian="bold" style:font-weight-complex="bold"/>
    </style:style>
    <style:style style:name="P8" style:family="paragraph" style:parent-style-name="Table_20_Contents" style:list-style-name="L5">
      <style:text-properties fo:font-weight="bold" style:font-weight-asian="bold" style:font-weight-complex="bold"/>
    </style:style>
    <style:style style:name="P9" style:family="paragraph" style:parent-style-name="Table_20_Contents" style:list-style-name="L6">
      <style:text-properties fo:font-weight="bold" style:font-weight-asian="bold" style:font-weight-complex="bold"/>
    </style:style>
    <style:style style:name="P10" style:family="paragraph" style:parent-style-name="Table_20_Contents" style:list-style-name="L8">
      <style:text-properties fo:font-weight="bold" style:font-weight-asian="bold" style:font-weight-complex="bold"/>
    </style:style>
    <style:style style:name="P11" style:family="paragraph" style:parent-style-name="Table_20_Contents" style:list-style-name="L7"/>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signment 3: Ontology in OWL about Project management</text:h>
      <text:p text:style-name="Text_20_body"/>
      <text:h text:style-name="Heading_20_3" text:outline-level="3">Inspect the terms</text:h>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Term &amp; synonyms</text:p>
          </table:table-cell>
          <table:table-cell table:style-name="Table1.A1" office:value-type="string">
            <text:p text:style-name="P1">Definition</text:p>
          </table:table-cell>
          <table:table-cell table:style-name="Table1.D1" office:value-type="string">
            <text:p text:style-name="P1">Properties or things we wanna say about the term</text:p>
          </table:table-cell>
        </table:table-row>
        <table:table-row>
          <table:table-cell table:style-name="Table1.A2" office:value-type="string">
            <text:p text:style-name="Table_20_Contents"/>
          </table:table-cell>
          <table:table-cell table:style-name="Table1.A2" office:value-type="string">
            <text:p text:style-name="Table_20_Contents">PM model</text:p>
          </table:table-cell>
          <table:table-cell table:style-name="Table1.C2" office:value-type="string">
            <text:p text:style-name="Table_20_Contents"><text:bookmark-start text:name="__DdeLink__1_1390878575"/>A project management model is a set of concepts that can be used with the aim of successfully carrying out one or more project management efforts.<text:bookmark-end text:name="__DdeLink__1_1390878575"/></text:p>
          </table:table-cell>
          <table:table-cell table:style-name="Table1.D2" office:value-type="string">
            <text:p text:style-name="Table_20_Contents">A PM model <text:span text:style-name="T1">consists of a set</text:span> of concepts</text:p>
          </table:table-cell>
        </table:table-row>
        <table:table-row>
          <table:table-cell table:style-name="Table1.A2" office:value-type="string">
            <text:p text:style-name="Table_20_Contents"/>
          </table:table-cell>
          <table:table-cell table:style-name="Table1.A2" office:value-type="string">
            <text:p text:style-name="Table_20_Contents">PM concept</text:p>
          </table:table-cell>
          <table:table-cell table:style-name="Table1.C3" office:value-type="string">
            <text:p text:style-name="Table_20_Contents"><text:bookmark-start text:name="__DdeLink__3_1390878575"/>A project management concept is an idea that can be used (i.e., put in practice) to carry out project management efforts.<text:bookmark-end text:name="__DdeLink__3_1390878575"/></text:p>
          </table:table-cell>
          <table:table-cell table:style-name="Table1.D3" office:value-type="string">
            <text:p text:style-name="Table_20_Contents">A PM concept can <text:span text:style-name="T1">be adopted</text:span> by some PM models</text:p>
          </table:table-cell>
        </table:table-row>
        <table:table-row>
          <table:table-cell table:style-name="Table1.A2" office:value-type="string">
            <text:p text:style-name="Table_20_Contents"/>
          </table:table-cell>
          <table:table-cell table:style-name="Table1.A2" office:value-type="string">
            <text:p text:style-name="Table_20_Contents">Resource</text:p>
          </table:table-cell>
          <table:table-cell table:style-name="Table1.C4" office:value-type="string">
            <text:p text:style-name="Table_20_Contents"><text:bookmark-start text:name="__DdeLink__210_1174022953"/>A resource is anything expected to produce value through interaction with other entities.<text:bookmark-end text:name="__DdeLink__210_1174022953"/></text:p>
          </table:table-cell>
          <table:table-cell table:style-name="Table1.D4" office:value-type="string">
            <text:p text:style-name="Table_20_Contents">A resource can be the <text:span text:style-name="T1">input</text:span> or the <text:span text:style-name="T1">output</text:span> of a project/process/activity </text:p>
          </table:table-cell>
        </table:table-row>
        <table:table-row>
          <table:table-cell table:style-name="Table1.A2" office:value-type="string">
            <text:p text:style-name="Table_20_Contents"/>
          </table:table-cell>
          <table:table-cell table:style-name="Table1.A2" office:value-type="string">
            <text:p text:style-name="Table_20_Contents">Deliverable</text:p>
          </table:table-cell>
          <table:table-cell table:style-name="Table1.C22" office:value-type="string">
            <text:p text:style-name="Table_20_Contents">A deliverable is any unique and verifiable product, result or capability to perform a service that is<text:span text:style-name="T1"> required to be produced to complete</text:span> a process, phase, or project.</text:p>
          </table:table-cell>
          <table:table-cell table:style-name="Table1.D5"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PM effort</text:p>
          </table:table-cell>
          <table:table-cell table:style-name="Table1.C22" office:value-type="string">
            <text:p text:style-name="Table_20_Contents">A project management effort is an endeavour which <text:span text:style-name="T2">should</text:span> be <text:span text:style-name="T1">governed using </text:span>project management techniques.</text:p>
          </table:table-cell>
          <table:table-cell table:style-name="Table1.D6" office:value-type="string">
            <text:p text:style-name="Table_20_Contents"><text:s/></text:p>
          </table:table-cell>
        </table:table-row>
        <table:table-row>
          <table:table-cell table:style-name="Table1.A2" office:value-type="string">
            <text:p text:style-name="Table_20_Contents"/>
          </table:table-cell>
          <table:table-cell table:style-name="Table1.A2" office:value-type="string">
            <text:p text:style-name="Table_20_Contents">Project</text:p>
          </table:table-cell>
          <table:table-cell table:style-name="Table1.C22" office:value-type="string">
            <text:p text:style-name="Table_20_Contents">A project is a <text:span text:style-name="T1">temporary </text:span>endeavor undertaken to create a unique product, service, or result.</text:p>
          </table:table-cell>
          <table:table-cell table:style-name="Table1.D7" office:value-type="string">
            <text:p text:style-name="Table_20_Contents">A project <text:span text:style-name="T1">has a lifecycle</text:span>.</text:p>
            <text:p text:style-name="Table_20_Contents"/>
            <text:p text:style-name="Table_20_Contents">A project <text:span text:style-name="T1">is a process</text:span>.</text:p>
          </table:table-cell>
        </table:table-row>
        <table:table-row>
          <table:table-cell table:style-name="Table1.A2" office:value-type="string">
            <text:p text:style-name="Table_20_Contents"/>
          </table:table-cell>
          <table:table-cell table:style-name="Table1.A2" office:value-type="string">
            <text:p text:style-name="Table_20_Contents">Process</text:p>
          </table:table-cell>
          <table:table-cell table:style-name="Table1.C22" office:value-type="string">
            <text:p text:style-name="Table_20_Contents">A process is a set of interrelated actions and activities performed to create a pre-specified product, service, or result. Each process is characterized by its inputs, the tools and techniques that can be applied, and the resulting outputs.</text:p>
          </table:table-cell>
          <table:table-cell table:style-name="Table1.D8" office:value-type="string">
            <text:p text:style-name="Table_20_Contents">A process can be <text:span text:style-name="T1">organized</text:span> into <text:span text:style-name="T1">subprocesses </text:span>and activities</text:p>
            <text:p text:style-name="Table_20_Contents"/>
            <text:p text:style-name="Table_20_Contents">A process produces in output one or more deliverable</text:p>
          </table:table-cell>
        </table:table-row>
        <table:table-row>
          <table:table-cell table:style-name="Table1.A2" office:value-type="string">
            <text:p text:style-name="Table_20_Contents"/>
          </table:table-cell>
          <table:table-cell table:style-name="Table1.A2" office:value-type="string">
            <text:p text:style-name="Table_20_Contents">Activity</text:p>
          </table:table-cell>
          <table:table-cell table:style-name="Table1.C22" office:value-type="string">
            <text:p text:style-name="Table_20_Contents">An activity is a goal-oriented task.</text:p>
            <text:p text:style-name="Table_20_Contents">(Very general)</text:p>
          </table:table-cell>
          <table:table-cell table:style-name="Table1.D9" office:value-type="string">
            <text:p text:style-name="Table_20_Contents">An activity may be <text:span text:style-name="T1">executed in a process</text:span>.</text:p>
          </table:table-cell>
        </table:table-row>
        <table:table-row>
          <table:table-cell table:style-name="Table1.A2" office:value-type="string">
            <text:p text:style-name="Table_20_Contents"/>
          </table:table-cell>
          <table:table-cell table:style-name="Table1.A2" office:value-type="string">
            <text:p text:style-name="Table_20_Contents">Lifecycle</text:p>
          </table:table-cell>
          <table:table-cell table:style-name="Table1.C10" office:value-type="string">
            <text:p text:style-name="Table_20_Contents">A lifecycle is a series of states for an entity.</text:p>
          </table:table-cell>
          <table:table-cell table:style-name="Table1.D10" office:value-type="string">
            <text:p text:style-name="Table_20_Contents">A project lifecycle <text:span text:style-name="T1">consists of phases</text:span> </text:p>
          </table:table-cell>
        </table:table-row>
        <table:table-row>
          <table:table-cell table:style-name="Table1.A2" office:value-type="string">
            <text:p text:style-name="Table_20_Contents"/>
          </table:table-cell>
          <table:table-cell table:style-name="Table1.A2" office:value-type="string">
            <text:p text:style-name="Table_20_Contents">Organization</text:p>
          </table:table-cell>
          <table:table-cell table:style-name="Table1.C22" office:value-type="string">
            <text:p text:style-name="Table_20_Contents">An organization is a group of individuals organized to work for some purpose or mission.</text:p>
          </table:table-cell>
          <table:table-cell table:style-name="Table1.D11"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Agent</text:p>
          </table:table-cell>
          <table:table-cell table:style-name="Table1.C22" office:value-type="string">
            <text:p text:style-name="Table_20_Contents">An agent is an entity that acts (e.g., a person, group, sw or physical artifact) </text:p>
          </table:table-cell>
          <table:table-cell table:style-name="Table1.D12" office:value-type="string">
            <text:p text:style-name="Table_20_Contents">An agent or person can <text:span text:style-name="T1">play</text:span> a certain role in a project <text:span text:style-name="T1">during</text:span> a time interval </text:p>
          </table:table-cell>
        </table:table-row>
        <table:table-row>
          <table:table-cell table:style-name="Table1.A2" office:value-type="string">
            <text:p text:style-name="Table_20_Contents"/>
          </table:table-cell>
          <table:table-cell table:style-name="Table1.A2" office:value-type="string">
            <text:p text:style-name="Table_20_Contents">Person</text:p>
          </table:table-cell>
          <table:table-cell table:style-name="Table1.C22" office:value-type="string">
            <text:p text:style-name="Table_20_Contents">A person is a human agent.</text:p>
          </table:table-cell>
          <table:table-cell table:style-name="Table1.D13"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Participant</text:p>
          </table:table-cell>
          <table:table-cell table:style-name="Table1.C22" office:value-type="string">
            <text:p text:style-name="Table_20_Contents">An agent (which may be a person but not necessarily) which actively does something within a project.</text:p>
          </table:table-cell>
          <table:table-cell table:style-name="Table1.D14"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Stakeholder</text:p>
          </table:table-cell>
          <table:table-cell table:style-name="Table1.C22" office:value-type="string">
            <text:p text:style-name="Table_20_Contents">A project stakeholder is a person which has an interest in the project.</text:p>
          </table:table-cell>
          <table:table-cell table:style-name="Table1.D15"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Group</text:p>
          </table:table-cell>
          <table:table-cell table:style-name="Table1.C22" office:value-type="string">
            <text:p text:style-name="Table_20_Contents">A group is a set of agents.</text:p>
          </table:table-cell>
          <table:table-cell table:style-name="Table1.D16"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Role</text:p>
          </table:table-cell>
          <table:table-cell table:style-name="Table1.C22" office:value-type="string">
            <text:p text:style-name="Table_20_Contents">A role is a function assumed or part played by a agent in a particular situation.</text:p>
          </table:table-cell>
          <table:table-cell table:style-name="Table1.D19"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Team</text:p>
          </table:table-cell>
          <table:table-cell table:style-name="Table1.C22" office:value-type="string">
            <text:p text:style-name="Table_20_Contents">A team is a group of “players”.</text:p>
          </table:table-cell>
          <table:table-cell table:style-name="Table1.D19"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Team member</text:p>
          </table:table-cell>
          <table:table-cell table:style-name="Table1.C22" office:value-type="string">
            <text:p text:style-name="Table_20_Contents">A team member is a “player” in a team.</text:p>
          </table:table-cell>
          <table:table-cell table:style-name="Table1.D19"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Project manager</text:p>
          </table:table-cell>
          <table:table-cell table:style-name="Table1.C20" office:value-type="string">
            <text:p text:style-name="Table_20_Contents">A project manager is the person responsible for leading a project from its inception to execution.</text:p>
          </table:table-cell>
          <table:table-cell table:style-name="Table1.D20"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Membership</text:p>
          </table:table-cell>
          <table:table-cell table:style-name="Table1.C22" office:value-type="string">
            <text:p text:style-name="Table_20_Contents">Indicates the nature of an Agent's membership of an organization. Represents an n-ary relation between an Agent, an Organization and a Role. It is possible to directly indicate membership, independent of the specific Role, through use of the `org:memberOf` property.</text:p>
          </table:table-cell>
          <table:table-cell table:style-name="Table1.D2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Artifact</text:p>
          </table:table-cell>
          <table:table-cell table:style-name="Table1.C22" office:value-type="string">
            <text:p text:style-name="Table_20_Contents">An artifact is a tangible deliverable (e.g., use cases, models, requirements doc, ...).</text:p>
          </table:table-cell>
          <table:table-cell table:style-name="Table1.D2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Documentation</text:p>
          </table:table-cell>
          <table:table-cell table:style-name="Table1.C23" office:value-type="string">
            <text:p text:style-name="Table_20_Contents">Documentation is any communicable material that is used to describe, explain or instruct regarding some attributes of an object, system or procedure, such as its parts, assembly, installation, maintenance and use.</text:p>
          </table:table-cell>
          <table:table-cell table:style-name="Table1.D23"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Phase</text:p>
          </table:table-cell>
          <table:table-cell table:style-name="Table1.C27" office:value-type="string">
            <text:p text:style-name="Table_20_Contents">Def.1.: A phase is a specific portion of a project that is defined by a collection of related activities and a defined set of deliverables that must be completed at the end of each project phase. Phases are generally sequential.</text:p>
            <text:p text:style-name="Table_20_Contents"/>
            <text:p text:style-name="Table_20_Contents">Def.2: A phase is a major logical grouping of work on a project. A phase also represents the completion of a <text:soft-page-break/>major deliverable or set of related deliverables. On an IT development project, logical phases might be planning, analysis, design, construct (including testing) and implementation</text:p>
          </table:table-cell>
          <table:table-cell table:style-name="Table1.D27"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Time</text:p>
          </table:table-cell>
          <table:table-cell table:style-name="Table1.C27" office:value-type="string">
            <text:p text:style-name="Table_20_Contents">A temporal resource</text:p>
          </table:table-cell>
          <table:table-cell table:style-name="Table1.D27"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Budget</text:p>
          </table:table-cell>
          <table:table-cell table:style-name="Table1.C27" office:value-type="string">
            <text:p text:style-name="Table_20_Contents">A financial resource</text:p>
          </table:table-cell>
          <table:table-cell table:style-name="Table1.D27"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Tool</text:p>
          </table:table-cell>
          <table:table-cell table:style-name="Table1.C27" office:value-type="string">
            <text:p text:style-name="Table_20_Contents">A physical resource</text:p>
          </table:table-cell>
          <table:table-cell table:style-name="Table1.D27"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Human-resource</text:p>
          </table:table-cell>
          <table:table-cell table:style-name="Table1.C28" office:value-type="string">
            <text:p text:style-name="Table_20_Contents">A human resource</text:p>
          </table:table-cell>
          <table:table-cell table:style-name="Table1.D28" office:value-type="string">
            <text:p text:style-name="Table_20_Contents"/>
          </table:table-cell>
        </table:table-row>
      </table:table>
      <text:p text:style-name="Text_20_body"/>
      <text:p text:style-name="Text_20_body"/>
      <text:h text:style-name="Heading_20_3" text:outline-level="3">Organize the concepts</text:h>
      <text:list xml:id="list9229243461" text:style-name="L1">
        <text:list-item>
          <text:p text:style-name="P3">Add <text:span text:style-name="T2">abstractions</text:span> where needed, identify <text:span text:style-name="T2">relations</text:span>, identify <text:span text:style-name="T2">definable things</text:span> (i.e., things where you can say clearly what they mean)</text:p>
        </text:list-item>
        <text:list-item>
          <text:p text:style-name="P3"><text:span text:style-name="T2">Self-standing things</text:span> can exist on their own (roughly nouns)</text:p>
        </text:list-item>
        <text:list-item>
          <text:p text:style-name="P3"><text:span text:style-name="T2">Modifiers</text:span> modify other things (roughly adjectives and adverbs)</text:p>
        </text:list-item>
      </text:list>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text:span text:style-name="T1">Concepts</text:span> </text:p>
            <text:p text:style-name="Table_20_Contents"/>
          </table:table-cell>
          <table:table-cell table:style-name="Table2.A1" office:value-type="string">
            <text:p text:style-name="Table_20_Contents"><text:span text:style-name="T1">Modifiers</text:span> </text:p>
          </table:table-cell>
          <table:table-cell table:style-name="Table2.A1" office:value-type="string">
            <text:p text:style-name="Table_20_Contents"><text:span text:style-name="T1">Relations</text:span> </text:p>
          </table:table-cell>
          <table:table-cell table:style-name="Table2.D1" office:value-type="string">
            <text:p text:style-name="P1">Instances</text:p>
          </table:table-cell>
        </table:table-row>
        <table:table-row>
          <table:table-cell table:style-name="Table2.A2" office:value-type="string">
            <text:p text:style-name="P1">PM model</text:p>
            <text:p text:style-name="P1">PM concept</text:p>
            <text:p text:style-name="P1">Resource</text:p>
            <text:list xml:id="list677919508" text:style-name="L2">
              <text:list-item>
                <text:p text:style-name="P5">Deliverable</text:p>
              </text:list-item>
            </text:list>
            <text:p text:style-name="P1">PM effort</text:p>
            <text:list xml:id="list491568513" text:style-name="L3">
              <text:list-item>
                <text:p text:style-name="P6">Activity</text:p>
                <text:list>
                  <text:list-item>
                    <text:p text:style-name="P6">Process</text:p>
                    <text:list>
                      <text:list-item>
                        <text:p text:style-name="P6">Project</text:p>
                      </text:list-item>
                    </text:list>
                  </text:list-item>
                </text:list>
              </text:list-item>
            </text:list>
            <text:p text:style-name="P1">Phase</text:p>
            <text:p text:style-name="P1">Lifecycle</text:p>
            <text:p text:style-name="P1">Agent</text:p>
            <text:list xml:id="list1092736209" text:style-name="L4">
              <text:list-item>
                <text:p text:style-name="P7">Group</text:p>
                <text:list>
                  <text:list-item>
                    <text:p text:style-name="P7">Team</text:p>
                  </text:list-item>
                </text:list>
              </text:list-item>
              <text:list-item>
                <text:p text:style-name="P7">Organization</text:p>
              </text:list-item>
              <text:list-item>
                <text:p text:style-name="P7">Person</text:p>
              </text:list-item>
            </text:list>
            <text:p text:style-name="P1">Role</text:p>
            <text:p text:style-name="P1"/>
            <text:p text:style-name="P1">TimeInterval</text:p>
            <text:p text:style-name="P1">TimeInstant</text:p>
          </table:table-cell>
          <table:table-cell table:style-name="Table2.B2" office:value-type="string">
            <text:p text:style-name="P1">Tangibility</text:p>
            <text:list xml:id="list645693633" text:style-name="L5">
              <text:list-item>
                <text:p text:style-name="P8">Tangible</text:p>
              </text:list-item>
              <text:list-item>
                <text:p text:style-name="P8">Intangible</text:p>
              </text:list-item>
            </text:list>
            <text:p text:style-name="P1">ResourceKind</text:p>
            <text:list xml:id="list1762571770" text:style-name="L6">
              <text:list-item>
                <text:p text:style-name="P9">Time</text:p>
              </text:list-item>
              <text:list-item>
                <text:p text:style-name="P9">Physical</text:p>
              </text:list-item>
              <text:list-item>
                <text:p text:style-name="P9">Financial</text:p>
              </text:list-item>
              <text:list-item>
                <text:p text:style-name="P9">Human</text:p>
              </text:list-item>
            </text:list>
            <text:p text:style-name="Table_20_Contents"/>
          </table:table-cell>
          <table:table-cell table:style-name="Table2.C2" office:value-type="string">
            <text:p text:style-name="Table_20_Contents">(Organization) <text:span text:style-name="T1">Membership</text:span></text:p>
            <text:list xml:id="list465779090" text:style-name="L7">
              <text:list-item>
                <text:p text:style-name="P11">(Project) Membership</text:p>
              </text:list-item>
            </text:list>
            <text:p text:style-name="Table_20_Contents"/>
            <text:p text:style-name="P2">(Activity) <text:span text:style-name="T1">hasInput</text:span> (Resource)</text:p>
            <text:p text:style-name="P2">(Activity) <text:span text:style-name="T1">hasOutput</text:span> (Resource)</text:p>
            <text:p text:style-name="P2"/>
            <text:p text:style-name="P2"><text:span text:style-name="T1">tangibility </text:span>(Tangibility)</text:p>
            <text:p text:style-name="P2"><text:span text:style-name="T1">resourceKind</text:span> (ResourceKind)</text:p>
            <text:p text:style-name="P2"/>
            <text:p text:style-name="P2">(PM model) <text:span text:style-name="T1">hasConcept</text:span> (PM concept)</text:p>
            <text:p text:style-name="P2"/>
            <text:p text:style-name="P2">(Activity/Membership) <text:span text:style-name="T1">startsAt </text:span>(TimeInstant)</text:p>
            <text:p text:style-name="P2">(Activity/Membership) <text:span text:style-name="T1">endsAt </text:span>(TimeInstant)</text:p>
            <text:p text:style-name="P2">(Activity/Membership) <text:span text:style-name="T1">duration </text:span>(TimeInterval)</text:p>
            <text:p text:style-name="P2"/>
            <text:p text:style-name="P2">(PMModel) <text:span text:style-name="T1">governsExecutionOf</text:span> <text:soft-page-break/>(PMEffort)</text:p>
            <text:p text:style-name="P2">(PMEffort) <text:span text:style-name="T1">includes</text:span> (PMConcept)</text:p>
          </table:table-cell>
          <table:table-cell table:style-name="Table2.D2" office:value-type="string">
            <text:p text:style-name="Table_20_Contents">(Role)</text:p>
            <text:list xml:id="list169236169" text:style-name="L8">
              <text:list-item>
                <text:p text:style-name="P10">Stakeholder</text:p>
              </text:list-item>
              <text:list-item>
                <text:p text:style-name="P10">Customer</text:p>
              </text:list-item>
              <text:list-item>
                <text:p text:style-name="P10">Participant</text:p>
              </text:list-item>
              <text:list-item>
                <text:p text:style-name="P10">Project manager</text:p>
              </text:list-item>
              <text:list-item>
                <text:p text:style-name="P10">Team member</text:p>
              </text:list-item>
            </text:list>
            <text:p text:style-name="P1"/>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2" svg:font-family="FreeSans" style:font-family-generic="swiss"/>
    <style:font-face style:name="Lohit Hindi" svg:font-family="'Lohit Hind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Typography_7e_LT_7e_Gliederung_20_1" style:display-name="Typography~LT~Gliederung 1" style:family="paragraph">
      <style:paragraph-properties fo:margin="100%" fo:margin-left="0cm" fo:margin-right="0cm" fo:margin-top="0cm" fo:margin-bottom="0.4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ypography_7e_LT_7e_Gliederung_20_2" style:display-name="Typography~LT~Gliederung 2" style:family="paragraph" style:parent-style-name="Typography_7e_LT_7e_Gliederung_20_1">
      <style:paragraph-properties fo:margin-top="0cm" fo:margin-bottom="0.369cm"/>
      <style:text-properties fo:font-size="28pt" style:font-size-asian="28pt" style:font-size-complex="28pt"/>
    </style:style>
    <style:style style:name="Typography_7e_LT_7e_Gliederung_20_3" style:display-name="Typography~LT~Gliederung 3" style:family="paragraph" style:parent-style-name="Typography_7e_LT_7e_Gliederung_20_2">
      <style:paragraph-properties fo:margin-top="0cm" fo:margin-bottom="0.275cm"/>
      <style:text-properties fo:font-size="24pt" style:font-size-asian="24pt" style:font-size-complex="24pt"/>
    </style:style>
    <style:style style:name="Typography_7e_LT_7e_Gliederung_20_4" style:display-name="Typography~LT~Gliederung 4" style:family="paragraph" style:parent-style-name="Typography_7e_LT_7e_Gliederung_20_3">
      <style:paragraph-properties fo:margin-top="0cm" fo:margin-bottom="0.183cm"/>
      <style:text-properties fo:font-size="20pt" style:font-size-asian="20pt" style:font-size-complex="20pt"/>
    </style:style>
    <style:style style:name="Typography_7e_LT_7e_Gliederung_20_5" style:display-name="Typography~LT~Gliederung 5" style:family="paragraph" style:parent-style-name="Typography_7e_LT_7e_Gliederung_20_4">
      <style:paragraph-properties fo:margin-top="0cm" fo:margin-bottom="0.092cm"/>
    </style:style>
    <style:style style:name="Typography_7e_LT_7e_Gliederung_20_6" style:display-name="Typography~LT~Gliederung 6" style:family="paragraph" style:parent-style-name="Typography_7e_LT_7e_Gliederung_20_5"/>
    <style:style style:name="Typography_7e_LT_7e_Gliederung_20_7" style:display-name="Typography~LT~Gliederung 7" style:family="paragraph" style:parent-style-name="Typography_7e_LT_7e_Gliederung_20_6"/>
    <style:style style:name="Typography_7e_LT_7e_Gliederung_20_8" style:display-name="Typography~LT~Gliederung 8" style:family="paragraph" style:parent-style-name="Typography_7e_LT_7e_Gliederung_20_7"/>
    <style:style style:name="Typography_7e_LT_7e_Gliederung_20_9" style:display-name="Typography~LT~Gliederung 9" style:family="paragraph" style:parent-style-name="Typography_7e_LT_7e_Gliederung_20_8"/>
    <style:style style:name="Typography_7e_LT_7e_Titel" style:display-name="Typography~LT~Titel" style:family="paragraph">
      <style:paragraph-properties fo:text-align="start"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ypography_7e_LT_7e_Untertitel" style:display-name="Typography~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ypography_7e_LT_7e_Notizen" style:display-name="Typography~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ypography_7e_LT_7e_Hintergrundobjekte" style:display-name="Typography~LT~Hintergrundobjekte" style:family="paragraph">
      <style:paragraph-properties style:text-autospace="none"/>
      <style:text-properties style:letter-kerning="true"/>
    </style:style>
    <style:style style:name="Typography_7e_LT_7e_Hintergrund" style:display-name="Typography~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FreeSans" fo:font-size="28pt" fo:font-style="normal" fo:text-shadow="none" style:text-underline-style="none" fo:font-weight="normal" style:letter-kerning="true" style:font-name-asian="FreeSans" style:font-size-asian="28pt" style:font-style-asian="normal" style:font-weight-asian="normal" style:font-name-complex="FreeSans"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6cm" fo:text-indent="0cm" style:auto-text-indent="false" style:text-autospace="none"/>
      <style:text-properties fo:color="#004586" style:text-outline="false" style:text-line-through-style="none" style:font-name="FreeSans" fo:font-size="22pt" fo:font-style="normal" fo:text-shadow="none" style:text-underline-style="none" fo:font-weight="normal" style:letter-kerning="true" style:font-name-asian="FreeSans" style:font-size-asian="22pt" style:font-style-asian="normal" style:font-weight-asian="normal" style:font-name-complex="FreeSans" style:font-size-complex="2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369cm"/>
      <style:text-properties fo:font-size="18pt" style:font-size-asian="18pt" style:font-size-complex="18pt"/>
    </style:style>
    <style:style style:name="Outline_20_3" style:display-name="Outline 3" style:family="paragraph" style:parent-style-name="Outline_20_2">
      <style:paragraph-properties fo:margin-top="0cm" fo:margin-bottom="0.275cm"/>
      <style:text-properties fo:font-size="20pt" style:font-size-asian="20pt" style:font-size-complex="20pt"/>
    </style:style>
    <style:style style:name="Outline_20_4" style:display-name="Outline 4" style:family="paragraph" style:parent-style-name="Outline_20_3">
      <style:paragraph-properties fo:margin-top="0cm" fo:margin-bottom="0.183cm"/>
    </style:style>
    <style:style style:name="Outline_20_5" style:display-name="Outline 5" style:family="paragraph" style:parent-style-name="Outline_20_4">
      <style:paragraph-properties fo:margin-top="0cm" fo:margin-bottom="0.092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5_7e_LT_7e_Gliederung_20_1" style:display-name="Default 5~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5_7e_LT_7e_Gliederung_20_2" style:display-name="Default 5~LT~Gliederung 2" style:family="paragraph" style:parent-style-name="Default_20_5_7e_LT_7e_Gliederung_20_1">
      <style:paragraph-properties fo:margin-top="0cm" fo:margin-bottom="0.4cm"/>
      <style:text-properties fo:font-size="28pt" style:font-size-asian="28pt" style:font-size-complex="28pt"/>
    </style:style>
    <style:style style:name="Default_20_5_7e_LT_7e_Gliederung_20_3" style:display-name="Default 5~LT~Gliederung 3" style:family="paragraph" style:parent-style-name="Default_20_5_7e_LT_7e_Gliederung_20_2">
      <style:paragraph-properties fo:margin-top="0cm" fo:margin-bottom="0.3cm"/>
      <style:text-properties fo:font-size="24pt" style:font-size-asian="24pt" style:font-size-complex="24pt"/>
    </style:style>
    <style:style style:name="Default_20_5_7e_LT_7e_Gliederung_20_4" style:display-name="Default 5~LT~Gliederung 4" style:family="paragraph" style:parent-style-name="Default_20_5_7e_LT_7e_Gliederung_20_3">
      <style:paragraph-properties fo:margin-top="0cm" fo:margin-bottom="0.199cm"/>
      <style:text-properties fo:font-size="20pt" style:font-size-asian="20pt" style:font-size-complex="20pt"/>
    </style:style>
    <style:style style:name="Default_20_5_7e_LT_7e_Gliederung_20_5" style:display-name="Default 5~LT~Gliederung 5" style:family="paragraph" style:parent-style-name="Default_20_5_7e_LT_7e_Gliederung_20_4">
      <style:paragraph-properties fo:margin-top="0cm" fo:margin-bottom="0.101cm"/>
    </style:style>
    <style:style style:name="Default_20_5_7e_LT_7e_Gliederung_20_6" style:display-name="Default 5~LT~Gliederung 6" style:family="paragraph" style:parent-style-name="Default_20_5_7e_LT_7e_Gliederung_20_5"/>
    <style:style style:name="Default_20_5_7e_LT_7e_Gliederung_20_7" style:display-name="Default 5~LT~Gliederung 7" style:family="paragraph" style:parent-style-name="Default_20_5_7e_LT_7e_Gliederung_20_6"/>
    <style:style style:name="Default_20_5_7e_LT_7e_Gliederung_20_8" style:display-name="Default 5~LT~Gliederung 8" style:family="paragraph" style:parent-style-name="Default_20_5_7e_LT_7e_Gliederung_20_7"/>
    <style:style style:name="Default_20_5_7e_LT_7e_Gliederung_20_9" style:display-name="Default 5~LT~Gliederung 9" style:family="paragraph" style:parent-style-name="Default_20_5_7e_LT_7e_Gliederung_20_8"/>
    <style:style style:name="Default_20_5_7e_LT_7e_Titel" style:display-name="Default 5~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5_7e_LT_7e_Untertitel" style:display-name="Default 5~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5_7e_LT_7e_Notizen" style:display-name="Default 5~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5_7e_LT_7e_Hintergrundobjekte" style:display-name="Default 5~LT~Hintergrundobjekte" style:family="paragraph">
      <style:paragraph-properties style:text-autospace="none"/>
      <style:text-properties style:letter-kerning="true"/>
    </style:style>
    <style:style style:name="Default_20_5_7e_LT_7e_Hintergrund" style:display-name="Default 5~LT~Hintergrund" style:family="paragraph">
      <style:paragraph-properties style:text-autospace="none"/>
      <style:text-properties style:letter-kerning="true"/>
    </style:style>
    <style:style style:name="Default_20_4_7e_LT_7e_Gliederung_20_1" style:display-name="Default 4~LT~Gliederung 1" style:family="paragraph">
      <style:paragraph-properties fo:margin-top="0cm" fo:margin-bottom="0.499cm" style:text-autospace="none"/>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100%" fo:margin-left="0cm" fo:margin-right="0cm" fo:margin-top="0cm" fo:margin-bottom="0.4cm" fo:text-indent="0cm" style:auto-text-indent="false"/>
      <style:text-properties fo:font-size="28pt" style:font-size-asian="28pt" style:font-size-complex="28pt"/>
    </style:style>
    <style:style style:name="Default_20_4_7e_LT_7e_Gliederung_20_3" style:display-name="Default 4~LT~Gliederung 3" style:family="paragraph" style:parent-style-name="Default_20_4_7e_LT_7e_Gliederung_20_2">
      <style:paragraph-properties fo:margin-top="0cm" fo:margin-bottom="0.3cm"/>
      <style:text-properties fo:font-size="24pt" style:font-size-asian="24pt" style:font-size-complex="24pt"/>
    </style:style>
    <style:style style:name="Default_20_4_7e_LT_7e_Gliederung_20_4" style:display-name="Default 4~LT~Gliederung 4" style:family="paragraph" style:parent-style-name="Default_20_4_7e_LT_7e_Gliederung_20_3">
      <style:paragraph-properties fo:margin-top="0cm" fo:margin-bottom="0.199cm"/>
      <style:text-properties fo:font-size="20pt" style:font-size-asian="20pt" style:font-size-complex="20pt"/>
    </style:style>
    <style:style style:name="Default_20_4_7e_LT_7e_Gliederung_20_5" style:display-name="Default 4~LT~Gliederung 5" style:family="paragraph" style:parent-style-name="Default_20_4_7e_LT_7e_Gliederung_20_4">
      <style:paragraph-properties fo:margin-top="0cm" fo:margin-bottom="0.101cm"/>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center"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3_7e_LT_7e_Gliederung_20_1" style:display-name="Default 3~LT~Gliederung 1" style:family="paragraph">
      <style:paragraph-properties fo:margin-top="0cm" fo:margin-bottom="0.499cm" style:text-autospace="none"/>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3_7e_LT_7e_Gliederung_20_2" style:display-name="Default 3~LT~Gliederung 2" style:family="paragraph" style:parent-style-name="Default_20_3_7e_LT_7e_Gliederung_20_1">
      <style:paragraph-properties fo:margin="100%" fo:margin-left="0cm" fo:margin-right="0cm" fo:margin-top="0cm" fo:margin-bottom="0.4cm" fo:text-indent="0cm" style:auto-text-indent="false"/>
      <style:text-properties fo:font-size="28pt" style:font-size-asian="28pt" style:font-size-complex="28pt"/>
    </style:style>
    <style:style style:name="Default_20_3_7e_LT_7e_Gliederung_20_3" style:display-name="Default 3~LT~Gliederung 3" style:family="paragraph" style:parent-style-name="Default_20_3_7e_LT_7e_Gliederung_20_2">
      <style:paragraph-properties fo:margin-top="0cm" fo:margin-bottom="0.3cm"/>
      <style:text-properties fo:font-size="24pt" style:font-size-asian="24pt" style:font-size-complex="24pt"/>
    </style:style>
    <style:style style:name="Default_20_3_7e_LT_7e_Gliederung_20_4" style:display-name="Default 3~LT~Gliederung 4" style:family="paragraph" style:parent-style-name="Default_20_3_7e_LT_7e_Gliederung_20_3">
      <style:paragraph-properties fo:margin-top="0cm" fo:margin-bottom="0.199cm"/>
      <style:text-properties fo:font-size="20pt" style:font-size-asian="20pt" style:font-size-complex="20pt"/>
    </style:style>
    <style:style style:name="Default_20_3_7e_LT_7e_Gliederung_20_5" style:display-name="Default 3~LT~Gliederung 5" style:family="paragraph" style:parent-style-name="Default_20_3_7e_LT_7e_Gliederung_20_4">
      <style:paragraph-properties fo:margin-top="0cm" fo:margin-bottom="0.101cm"/>
    </style:style>
    <style:style style:name="Default_20_3_7e_LT_7e_Gliederung_20_6" style:display-name="Default 3~LT~Gliederung 6" style:family="paragraph" style:parent-style-name="Default_20_3_7e_LT_7e_Gliederung_20_5"/>
    <style:style style:name="Default_20_3_7e_LT_7e_Gliederung_20_7" style:display-name="Default 3~LT~Gliederung 7" style:family="paragraph" style:parent-style-name="Default_20_3_7e_LT_7e_Gliederung_20_6"/>
    <style:style style:name="Default_20_3_7e_LT_7e_Gliederung_20_8" style:display-name="Default 3~LT~Gliederung 8" style:family="paragraph" style:parent-style-name="Default_20_3_7e_LT_7e_Gliederung_20_7"/>
    <style:style style:name="Default_20_3_7e_LT_7e_Gliederung_20_9" style:display-name="Default 3~LT~Gliederung 9" style:family="paragraph" style:parent-style-name="Default_20_3_7e_LT_7e_Gliederung_20_8"/>
    <style:style style:name="Default_20_3_7e_LT_7e_Titel" style:display-name="Default 3~LT~Titel" style:family="paragraph">
      <style:paragraph-properties fo:text-align="center"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3_7e_LT_7e_Untertitel" style:display-name="Default 3~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3_7e_LT_7e_Notizen" style:display-name="Default 3~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3_7e_LT_7e_Hintergrundobjekte" style:display-name="Default 3~LT~Hintergrundobjekte" style:family="paragraph">
      <style:paragraph-properties style:text-autospace="none"/>
      <style:text-properties style:letter-kerning="true"/>
    </style:style>
    <style:style style:name="Default_20_3_7e_LT_7e_Hintergrund" style:display-name="Default 3~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cm" fo:margin-bottom="0.4cm"/>
      <style:text-properties fo:font-size="28pt" style:font-size-asian="28pt" style:font-size-complex="28pt"/>
    </style:style>
    <style:style style:name="Default_20_2_7e_LT_7e_Gliederung_20_3" style:display-name="Default 2~LT~Gliederung 3" style:family="paragraph" style:parent-style-name="Default_20_2_7e_LT_7e_Gliederung_20_2">
      <style:paragraph-properties fo:margin-top="0cm" fo:margin-bottom="0.3cm"/>
      <style:text-properties fo:font-size="24pt" style:font-size-asian="24pt" style:font-size-complex="24pt"/>
    </style:style>
    <style:style style:name="Default_20_2_7e_LT_7e_Gliederung_20_4" style:display-name="Default 2~LT~Gliederung 4" style:family="paragraph" style:parent-style-name="Default_20_2_7e_LT_7e_Gliederung_20_3">
      <style:paragraph-properties fo:margin-top="0cm" fo:margin-bottom="0.199cm"/>
      <style:text-properties fo:font-size="20pt" style:font-size-asian="20pt" style:font-size-complex="20pt"/>
    </style:style>
    <style:style style:name="Default_20_2_7e_LT_7e_Gliederung_20_5" style:display-name="Default 2~LT~Gliederung 5" style:family="paragraph" style:parent-style-name="Default_20_2_7e_LT_7e_Gliederung_20_4">
      <style:paragraph-properties fo:margin-top="0cm" fo:margin-bottom="0.101cm"/>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center"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MYMODELv1.1_7e_LT_7e_Gliederung_20_1" style:display-name="MYMODELv1.1~LT~Gliederung 1" style:family="paragraph">
      <style:paragraph-properties fo:margin="100%" fo:margin-left="0cm" fo:margin-right="0cm" fo:margin-top="0cm" fo:margin-bottom="0.46cm" fo:text-indent="0cm" style:auto-text-indent="false" style:text-autospace="none"/>
      <style:text-properties fo:color="#004586" style:text-outline="false" style:text-line-through-style="none" style:font-name="FreeSans" fo:font-size="22pt" fo:font-style="normal" fo:text-shadow="none" style:text-underline-style="none" fo:font-weight="normal" style:letter-kerning="true" style:font-name-asian="FreeSans" style:font-size-asian="22pt" style:font-style-asian="normal" style:font-weight-asian="normal" style:font-name-complex="FreeSans" style:font-size-complex="22pt" style:font-style-complex="normal" style:font-weight-complex="normal" style:text-emphasize="none" style:text-overline-style="none" style:text-overline-color="font-color"/>
    </style:style>
    <style:style style:name="MYMODELv1.1_7e_LT_7e_Gliederung_20_2" style:display-name="MYMODELv1.1~LT~Gliederung 2" style:family="paragraph" style:parent-style-name="MYMODELv1.1_7e_LT_7e_Gliederung_20_1">
      <style:paragraph-properties fo:margin-top="0cm" fo:margin-bottom="0.369cm"/>
      <style:text-properties fo:font-size="18pt" style:font-size-asian="18pt" style:font-size-complex="18pt"/>
    </style:style>
    <style:style style:name="MYMODELv1.1_7e_LT_7e_Gliederung_20_3" style:display-name="MYMODELv1.1~LT~Gliederung 3" style:family="paragraph" style:parent-style-name="MYMODELv1.1_7e_LT_7e_Gliederung_20_2">
      <style:paragraph-properties fo:margin-top="0cm" fo:margin-bottom="0.275cm"/>
      <style:text-properties fo:font-size="20pt" style:font-size-asian="20pt" style:font-size-complex="20pt"/>
    </style:style>
    <style:style style:name="MYMODELv1.1_7e_LT_7e_Gliederung_20_4" style:display-name="MYMODELv1.1~LT~Gliederung 4" style:family="paragraph" style:parent-style-name="MYMODELv1.1_7e_LT_7e_Gliederung_20_3">
      <style:paragraph-properties fo:margin-top="0cm" fo:margin-bottom="0.183cm"/>
    </style:style>
    <style:style style:name="MYMODELv1.1_7e_LT_7e_Gliederung_20_5" style:display-name="MYMODELv1.1~LT~Gliederung 5" style:family="paragraph" style:parent-style-name="MYMODELv1.1_7e_LT_7e_Gliederung_20_4">
      <style:paragraph-properties fo:margin-top="0cm" fo:margin-bottom="0.092cm"/>
    </style:style>
    <style:style style:name="MYMODELv1.1_7e_LT_7e_Gliederung_20_6" style:display-name="MYMODELv1.1~LT~Gliederung 6" style:family="paragraph" style:parent-style-name="MYMODELv1.1_7e_LT_7e_Gliederung_20_5"/>
    <style:style style:name="MYMODELv1.1_7e_LT_7e_Gliederung_20_7" style:display-name="MYMODELv1.1~LT~Gliederung 7" style:family="paragraph" style:parent-style-name="MYMODELv1.1_7e_LT_7e_Gliederung_20_6"/>
    <style:style style:name="MYMODELv1.1_7e_LT_7e_Gliederung_20_8" style:display-name="MYMODELv1.1~LT~Gliederung 8" style:family="paragraph" style:parent-style-name="MYMODELv1.1_7e_LT_7e_Gliederung_20_7"/>
    <style:style style:name="MYMODELv1.1_7e_LT_7e_Gliederung_20_9" style:display-name="MYMODELv1.1~LT~Gliederung 9" style:family="paragraph" style:parent-style-name="MYMODELv1.1_7e_LT_7e_Gliederung_20_8"/>
    <style:style style:name="MYMODELv1.1_7e_LT_7e_Titel" style:display-name="MYMODELv1.1~LT~Titel" style:family="paragraph">
      <style:paragraph-properties fo:margin="100%" fo:margin-left="0.4cm" fo:margin-right="0cm" fo:margin-top="0.199cm" fo:margin-bottom="0.6cm" fo:text-align="start" style:justify-single-word="false" fo:text-indent="0cm" style:auto-text-indent="false" style:text-autospace="none"/>
      <style:text-properties fo:color="#c5000b" style:text-outline="false" style:text-line-through-style="none" style:font-name="FreeSans" fo:font-size="28pt" fo:font-style="normal" fo:text-shadow="none" style:text-underline-style="none" fo:font-weight="normal" style:letter-kerning="true" style:font-name-asian="FreeSans" style:font-size-asian="28pt" style:font-style-asian="normal" style:font-weight-asian="normal" style:font-name-complex="FreeSans" style:font-size-complex="28pt" style:font-style-complex="normal" style:font-weight-complex="normal" style:text-emphasize="none" style:text-overline-style="none" style:text-overline-color="font-color"/>
    </style:style>
    <style:style style:name="MYMODELv1.1_7e_LT_7e_Untertitel" style:display-name="MYMODELv1.1~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MYMODELv1.1_7e_LT_7e_Notizen" style:display-name="MYMODELv1.1~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FreeSans" fo:font-size="28pt" fo:font-style="normal" fo:text-shadow="none" style:text-underline-style="none" fo:font-weight="normal" style:letter-kerning="true" style:font-name-asian="FreeSans" style:font-size-asian="28pt" style:font-style-asian="normal" style:font-weight-asian="normal" style:font-name-complex="FreeSans" style:font-size-complex="28pt" style:font-style-complex="normal" style:font-weight-complex="normal" style:text-emphasize="none" style:text-overline-style="none" style:text-overline-color="font-color"/>
    </style:style>
    <style:style style:name="MYMODELv1.1_7e_LT_7e_Hintergrundobjekte" style:display-name="MYMODELv1.1~LT~Hintergrundobjekte" style:family="paragraph">
      <style:paragraph-properties style:text-autospace="none"/>
      <style:text-properties style:letter-kerning="true"/>
    </style:style>
    <style:style style:name="MYMODELv1.1_7e_LT_7e_Hintergrund" style:display-name="MYMODELv1.1~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ing1" style:family="paragraph" style:parent-style-name="Standard">
      <style:paragraph-properties fo:margin-top="0.42cm" fo:margin-bottom="0.21cm"/>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Casadei</meta:initial-creator>
    <meta:creation-date>2014-05-18T17:03:02</meta:creation-date>
    <dc:date>2014-05-22T16:40:46</dc:date>
    <dc:creator>Roberto Casadei</dc:creator>
    <meta:editing-duration>PT13H36M21S</meta:editing-duration>
    <meta:editing-cycles>13</meta:editing-cycles>
    <meta:generator>LibreOffice/3.5$Linux_x86 LibreOffice_project/350m1$Build-2</meta:generator>
    <meta:document-statistic meta:table-count="2" meta:image-count="0" meta:object-count="0" meta:page-count="4" meta:paragraph-count="125" meta:word-count="759" meta:character-count="4702" meta:non-whitespace-character-count="4082"/>
  </office:meta>
</office:document-meta>
</file>